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37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1.39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style:font-name="Lato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o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ext-properties style:font-name="Lato" fo:font-size="12pt" style:font-size-asian="12pt" style:font-size-complex="12pt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Lato" fo:font-size="12pt" style:font-size-asian="12pt" style:font-size-complex="12pt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Lat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7">
      <style:table-cell-properties fo:background-color="#ffff00" style:text-align-source="fix" style:repeat-content="false"/>
      <style:paragraph-properties fo:text-align="center" fo:margin-left="0cm"/>
      <style:text-properties style:font-name="Lato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  <style:text-properties style:font-name="Lato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 candida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nstituency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Share 1</text:p>
          </table:table-cell>
          <table:table-cell table:style-name="ce2" office:value-type="string" calcext:value-type="string">
            <text:p>Share 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ublin</text:p>
          </table:table-cell>
          <table:table-cell office:value-type="string" calcext:value-type="string">
            <text:p>Sinn Féin</text:p>
          </table:table-cell>
          <table:table-cell table:style-name="ce3" office:value-type="float" office:value="35431" calcext:value-type="float">
            <text:p>35.431</text:p>
          </table:table-cell>
          <table:table-cell table:style-name="ce3" office:value-type="float" office:value="10766" calcext:value-type="float">
            <text:p>10.766</text:p>
          </table:table-cell>
          <table:table-cell table:style-name="ce3" table:formula="of:=[.D3]+[.E3]" office:value-type="float" office:value="46197" calcext:value-type="float">
            <text:p>46.197</text:p>
          </table:table-cell>
          <table:table-cell table:style-name="ce4" table:formula="of:=[.D3]/[.F3]" office:value-type="float" office:value="0.766954564149187" calcext:value-type="float">
            <text:p>0,767</text:p>
          </table:table-cell>
          <table:table-cell table:style-name="ce4" table:formula="of:=[.E3]/[.F3]" office:value-type="float" office:value="0.233045435850813" calcext:value-type="float">
            <text:p>0,23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ublin</text:p>
          </table:table-cell>
          <table:table-cell office:value-type="string" calcext:value-type="string">
            <text:p>The National Party</text:p>
          </table:table-cell>
          <table:table-cell table:style-name="ce3" office:value-type="float" office:value="2997" calcext:value-type="float">
            <text:p>2.997</text:p>
          </table:table-cell>
          <table:table-cell table:style-name="ce3" office:value-type="float" office:value="2595" calcext:value-type="float">
            <text:p>2.595</text:p>
          </table:table-cell>
          <table:table-cell table:style-name="ce3" table:formula="of:=[.D4]+[.E4]" office:value-type="float" office:value="5592" calcext:value-type="float">
            <text:p>5.592</text:p>
          </table:table-cell>
          <table:table-cell table:style-name="ce4" table:formula="of:=[.D4]/[.F4]" office:value-type="float" office:value="0.535944206008584" calcext:value-type="float">
            <text:p>0,536</text:p>
          </table:table-cell>
          <table:table-cell table:style-name="ce4" table:formula="of:=[.E4]/[.F4]" office:value-type="float" office:value="0.464055793991416" calcext:value-type="float">
            <text:p>0,46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dlands–North-West</text:p>
          </table:table-cell>
          <table:table-cell office:value-type="string" calcext:value-type="string">
            <text:p>Fine Gael</text:p>
          </table:table-cell>
          <table:table-cell table:style-name="ce3" office:value-type="float" office:value="73888" calcext:value-type="float">
            <text:p>73.888</text:p>
          </table:table-cell>
          <table:table-cell table:style-name="ce3" office:value-type="float" office:value="71476" calcext:value-type="float">
            <text:p>71.476</text:p>
          </table:table-cell>
          <table:table-cell table:style-name="ce3" table:formula="of:=[.D5]+[.E5]" office:value-type="float" office:value="145364" calcext:value-type="float">
            <text:p>145.364</text:p>
          </table:table-cell>
          <table:table-cell table:style-name="ce4" table:formula="of:=[.D5]/[.F5]" office:value-type="float" office:value="0.508296414518038" calcext:value-type="float">
            <text:p>0,508</text:p>
          </table:table-cell>
          <table:table-cell table:style-name="ce4" table:formula="of:=[.E5]/[.F5]" office:value-type="float" office:value="0.491703585481963" calcext:value-type="float">
            <text:p>0,49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dlands–North-West</text:p>
          </table:table-cell>
          <table:table-cell office:value-type="string" calcext:value-type="string">
            <text:p>Sinn Féin</text:p>
          </table:table-cell>
          <table:table-cell table:style-name="ce3" office:value-type="float" office:value="45807" calcext:value-type="float">
            <text:p>45.807</text:p>
          </table:table-cell>
          <table:table-cell table:style-name="ce3" office:value-type="float" office:value="29427" calcext:value-type="float">
            <text:p>29.427</text:p>
          </table:table-cell>
          <table:table-cell table:style-name="ce3" table:formula="of:=[.D6]+[.E6]" office:value-type="float" office:value="75234" calcext:value-type="float">
            <text:p>75.234</text:p>
          </table:table-cell>
          <table:table-cell table:style-name="ce4" table:formula="of:=[.D6]/[.F6]" office:value-type="float" office:value="0.608860355690246" calcext:value-type="float">
            <text:p>0,609</text:p>
          </table:table-cell>
          <table:table-cell table:style-name="ce4" table:formula="of:=[.E6]/[.F6]" office:value-type="float" office:value="0.391139644309754" calcext:value-type="float">
            <text:p>0,3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dlands–North-West</text:p>
          </table:table-cell>
          <table:table-cell office:value-type="string" calcext:value-type="string">
            <text:p>The National Party</text:p>
          </table:table-cell>
          <table:table-cell table:style-name="ce3" office:value-type="float" office:value="4086" calcext:value-type="float">
            <text:p>4.086</text:p>
          </table:table-cell>
          <table:table-cell table:style-name="ce3" office:value-type="float" office:value="3201" calcext:value-type="float">
            <text:p>3.201</text:p>
          </table:table-cell>
          <table:table-cell table:style-name="ce3" table:formula="of:=[.D7]+[.E7]" office:value-type="float" office:value="7287" calcext:value-type="float">
            <text:p>7.287</text:p>
          </table:table-cell>
          <table:table-cell table:style-name="ce4" table:formula="of:=[.D7]/[.F7]" office:value-type="float" office:value="0.560724578015644" calcext:value-type="float">
            <text:p>0,561</text:p>
          </table:table-cell>
          <table:table-cell table:style-name="ce4" table:formula="of:=[.E7]/[.F7]" office:value-type="float" office:value="0.439275421984356" calcext:value-type="float">
            <text:p>0,4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uth</text:p>
          </table:table-cell>
          <table:table-cell office:value-type="string" calcext:value-type="string">
            <text:p>Fianna Fáil</text:p>
          </table:table-cell>
          <table:table-cell table:style-name="ce3" office:value-type="float" office:value="91074" calcext:value-type="float">
            <text:p>91.074</text:p>
          </table:table-cell>
          <table:table-cell table:style-name="ce3" office:value-type="float" office:value="55209" calcext:value-type="float">
            <text:p>55.209</text:p>
          </table:table-cell>
          <table:table-cell table:style-name="ce3" table:formula="of:=[.D8]+[.E8]" office:value-type="float" office:value="146283" calcext:value-type="float">
            <text:p>146.283</text:p>
          </table:table-cell>
          <table:table-cell table:style-name="ce4" table:formula="of:=[.D8]/[.F8]" office:value-type="float" office:value="0.622587723795656" calcext:value-type="float">
            <text:p>0,623</text:p>
          </table:table-cell>
          <table:table-cell table:style-name="ce4" table:formula="of:=[.E8]/[.F8]" office:value-type="float" office:value="0.377412276204344" calcext:value-type="float">
            <text:p>0,3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uth</text:p>
          </table:table-cell>
          <table:table-cell office:value-type="string" calcext:value-type="string">
            <text:p>Fine Gael</text:p>
          </table:table-cell>
          <table:table-cell table:style-name="ce3" office:value-type="float" office:value="122777" calcext:value-type="float">
            <text:p>122.777</text:p>
          </table:table-cell>
          <table:table-cell table:style-name="ce3" office:value-type="float" office:value="33281" calcext:value-type="float">
            <text:p>33.281</text:p>
          </table:table-cell>
          <table:table-cell table:style-name="ce3" table:formula="of:=[.D9]+[.E9]" office:value-type="float" office:value="156058" calcext:value-type="float">
            <text:p>156.058</text:p>
          </table:table-cell>
          <table:table-cell table:style-name="ce4" table:formula="of:=[.D9]/[.F9]" office:value-type="float" office:value="0.786739545553576" calcext:value-type="float">
            <text:p>0,787</text:p>
          </table:table-cell>
          <table:table-cell table:style-name="ce4" table:formula="of:=[.E9]/[.F9]" office:value-type="float" office:value="0.213260454446424" calcext:value-type="float">
            <text:p>0,2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uth</text:p>
          </table:table-cell>
          <table:table-cell office:value-type="string" calcext:value-type="string">
            <text:p>Sinn Féin</text:p>
          </table:table-cell>
          <table:table-cell table:style-name="ce3" office:value-type="float" office:value="50580" calcext:value-type="float">
            <text:p>50.580</text:p>
          </table:table-cell>
          <table:table-cell table:style-name="ce3" office:value-type="float" office:value="22392" calcext:value-type="float">
            <text:p>22.392</text:p>
          </table:table-cell>
          <table:table-cell table:style-name="ce3" table:formula="of:=[.D10]+[.E10]" office:value-type="float" office:value="72972" calcext:value-type="float">
            <text:p>72.972</text:p>
          </table:table-cell>
          <table:table-cell table:style-name="ce4" table:formula="of:=[.D10]/[.F10]" office:value-type="float" office:value="0.693142575234336" calcext:value-type="float">
            <text:p>0,693</text:p>
          </table:table-cell>
          <table:table-cell table:style-name="ce4" table:formula="of:=[.E10]/[.F10]" office:value-type="float" office:value="0.306857424765663" calcext:value-type="float">
            <text:p>0,307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table:formula="of:=AVERAGE([.G3:.G10])" office:value-type="float" office:value="0.635406245370659" calcext:value-type="float">
            <text:p>0,635</text:p>
          </table:table-cell>
          <table:table-cell table:style-name="ce5" table:formula="of:=AVERAGE([.H3:.H10])" office:value-type="float" office:value="0.364593754629341" calcext:value-type="float">
            <text:p>0,36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table:formula="of:=SUM([.D3:.D10])" office:value-type="float" office:value="426640" calcext:value-type="float">
            <text:p>426.640</text:p>
          </table:table-cell>
          <table:table-cell table:style-name="ce3" table:formula="of:=SUM([.E3:.E10])" office:value-type="float" office:value="228347" calcext:value-type="float">
            <text:p>228.347</text:p>
          </table:table-cell>
          <table:table-cell table:style-name="ce3" table:formula="of:=[.D12]+[.E12]" office:value-type="float" office:value="654987" calcext:value-type="float">
            <text:p>654.987</text:p>
          </table:table-cell>
          <table:table-cell table:style-name="ce5" table:formula="of:=[.D12]/[.F12]" office:value-type="float" office:value="0.651371706614024" calcext:value-type="float">
            <text:p>0,651</text:p>
          </table:table-cell>
          <table:table-cell table:style-name="ce5" table:formula="of:=[.E12]/[.F12]" office:value-type="float" office:value="0.348628293385976" calcext:value-type="float">
            <text:p>0,349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6" table:formula="of:=AVERAGE([.G11:.G12])" office:value-type="float" office:value="0.643388975992341" calcext:value-type="float">
            <text:p>0,643</text:p>
          </table:table-cell>
          <table:table-cell table:style-name="ce6" table:formula="of:=AVERAGE([.H11:.H12])" office:value-type="float" office:value="0.356611024007659" calcext:value-type="float">
            <text:p>0,357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 candidates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nstituency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Share 1</text:p>
          </table:table-cell>
          <table:table-cell table:style-name="ce2" office:value-type="string" calcext:value-type="string">
            <text:p>Share 2</text:p>
          </table:table-cell>
          <table:table-cell table:style-name="ce2" office:value-type="string" calcext:value-type="string">
            <text:p>Share 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dlands–North-West</text:p>
          </table:table-cell>
          <table:table-cell office:value-type="string" calcext:value-type="string">
            <text:p>Fianna Fáil</text:p>
          </table:table-cell>
          <table:table-cell table:style-name="ce3" office:value-type="float" office:value="73908" calcext:value-type="float">
            <text:p>73.908</text:p>
          </table:table-cell>
          <table:table-cell table:style-name="ce3" office:value-type="float" office:value="44069" calcext:value-type="float">
            <text:p>44.069</text:p>
          </table:table-cell>
          <table:table-cell table:style-name="ce3" office:value-type="float" office:value="30387" calcext:value-type="float">
            <text:p>30.387</text:p>
          </table:table-cell>
          <table:table-cell table:style-name="ce3" table:formula="of:=[.D3]+[.E3]+[.F3]" office:value-type="float" office:value="148364" calcext:value-type="float">
            <text:p>148.364</text:p>
          </table:table-cell>
          <table:table-cell table:style-name="ce4" table:formula="of:=[.D3]/[.G3]" office:value-type="float" office:value="0.498153190801003" calcext:value-type="float">
            <text:p>0,498</text:p>
          </table:table-cell>
          <table:table-cell table:style-name="ce4" table:formula="of:=[.E3]/[.G3]" office:value-type="float" office:value="0.2970329729584" calcext:value-type="float">
            <text:p>0,297</text:p>
          </table:table-cell>
          <table:table-cell table:style-name="ce4" table:formula="of:=[.F3]/[.G3]" office:value-type="float" office:value="0.204813836240597" calcext:value-type="float">
            <text:p>0,20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5" table:formula="of:=AVERAGE([.H3:.H3])" office:value-type="float" office:value="0.498153190801003" calcext:value-type="float">
            <text:p>0,498</text:p>
          </table:table-cell>
          <table:table-cell table:style-name="ce5" table:formula="of:=AVERAGE([.I3:.I3])" office:value-type="float" office:value="0.2970329729584" calcext:value-type="float">
            <text:p>0,297</text:p>
          </table:table-cell>
          <table:table-cell table:style-name="ce5" table:formula="of:=AVERAGE([.J3:.J3])" office:value-type="float" office:value="0.204813836240597" calcext:value-type="float">
            <text:p>0,20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formula="of:=SUM([.D3:.D3])" office:value-type="float" office:value="73908" calcext:value-type="float">
            <text:p>73.908</text:p>
          </table:table-cell>
          <table:table-cell table:style-name="ce3" table:formula="of:=SUM([.E3:.E3])" office:value-type="float" office:value="44069" calcext:value-type="float">
            <text:p>44.069</text:p>
          </table:table-cell>
          <table:table-cell table:style-name="ce3" table:formula="of:=SUM([.F3:.F3])" office:value-type="float" office:value="30387" calcext:value-type="float">
            <text:p>30.387</text:p>
          </table:table-cell>
          <table:table-cell table:style-name="ce3" table:formula="of:=[.D5]+[.E5]+[.F5]" office:value-type="float" office:value="148364" calcext:value-type="float">
            <text:p>148.364</text:p>
          </table:table-cell>
          <table:table-cell table:style-name="ce6" table:formula="of:=[.D5]/[.G5]" office:value-type="float" office:value="0.498153190801003" calcext:value-type="float">
            <text:p>0,498</text:p>
          </table:table-cell>
          <table:table-cell table:style-name="ce6" table:formula="of:=[.E5]/[.G5]" office:value-type="float" office:value="0.2970329729584" calcext:value-type="float">
            <text:p>0,297</text:p>
          </table:table-cell>
          <table:table-cell table:style-name="ce6" table:formula="of:=[.F5]/[.G5]" office:value-type="float" office:value="0.204813836240597" calcext:value-type="float">
            <text:p>0,205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 candidates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7" table:number-columns-repeated="4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1" table:number-columns-repeated="1006" table:default-cell-style-name="ce1"/>
        <table:table-row table:style-name="ro1"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onstituency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Share 1</text:p>
          </table:table-cell>
          <table:table-cell table:style-name="ce2" office:value-type="string" calcext:value-type="string">
            <text:p>Share 2</text:p>
          </table:table-cell>
          <table:table-cell table:style-name="ce2" office:value-type="string" calcext:value-type="string">
            <text:p>Share 3</text:p>
          </table:table-cell>
          <table:table-cell table:style-name="ce2" office:value-type="string" calcext:value-type="string">
            <text:p>Share 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ublin</text:p>
          </table:table-cell>
          <table:table-cell office:value-type="string" calcext:value-type="string">
            <text:p>Independents</text:p>
          </table:table-cell>
          <table:table-cell table:style-name="ce3" office:value-type="float" office:value="7128" calcext:value-type="float">
            <text:p>7.128</text:p>
          </table:table-cell>
          <table:table-cell table:style-name="ce3" office:value-type="float" office:value="4707" calcext:value-type="float">
            <text:p>4.707</text:p>
          </table:table-cell>
          <table:table-cell table:style-name="ce3" office:value-type="float" office:value="3148" calcext:value-type="float">
            <text:p>3.148</text:p>
          </table:table-cell>
          <table:table-cell table:style-name="ce3" office:value-type="float" office:value="2250" calcext:value-type="float">
            <text:p>2.250</text:p>
          </table:table-cell>
          <table:table-cell table:style-name="ce3" table:formula="of:=SUM([.D3:.G3])" office:value-type="float" office:value="17233" calcext:value-type="float">
            <text:p>17.233</text:p>
          </table:table-cell>
          <table:table-cell table:style-name="ce4" table:formula="of:=[.D3]/[.$H3]" office:value-type="float" office:value="0.413625021760576" calcext:value-type="float">
            <text:p>0,414</text:p>
          </table:table-cell>
          <table:table-cell table:style-name="ce4" table:formula="of:=[.E3]/[.$H3]" office:value-type="float" office:value="0.273138745430279" calcext:value-type="float">
            <text:p>0,273</text:p>
          </table:table-cell>
          <table:table-cell table:style-name="ce4" table:formula="of:=[.F3]/[.$H3]" office:value-type="float" office:value="0.18267277897058" calcext:value-type="float">
            <text:p>0,183</text:p>
          </table:table-cell>
          <table:table-cell table:style-name="ce4" table:formula="of:=[.G3]/[.$H3]" office:value-type="float" office:value="0.130563453838566" calcext:value-type="float">
            <text:p>0,13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Midlands–North-West</text:p>
          </table:table-cell>
          <table:table-cell office:value-type="string" calcext:value-type="string">
            <text:p>Independents</text:p>
          </table:table-cell>
          <table:table-cell table:style-name="ce3" office:value-type="float" office:value="21102" calcext:value-type="float">
            <text:p>21.102</text:p>
          </table:table-cell>
          <table:table-cell table:style-name="ce3" office:value-type="float" office:value="18976" calcext:value-type="float">
            <text:p>18.976</text:p>
          </table:table-cell>
          <table:table-cell table:style-name="ce3" office:value-type="float" office:value="13692" calcext:value-type="float">
            <text:p>13.692</text:p>
          </table:table-cell>
          <table:table-cell table:style-name="ce3" office:value-type="float" office:value="6713" calcext:value-type="float">
            <text:p>6.713</text:p>
          </table:table-cell>
          <table:table-cell table:style-name="ce3" table:formula="of:=SUM([.D4:.G4])" office:value-type="float" office:value="60483" calcext:value-type="float">
            <text:p>60.483</text:p>
          </table:table-cell>
          <table:table-cell table:style-name="ce4" table:formula="of:=[.D4]/[.$H4]" office:value-type="float" office:value="0.348891424036506" calcext:value-type="float">
            <text:p>0,349</text:p>
          </table:table-cell>
          <table:table-cell table:style-name="ce4" table:formula="of:=[.E4]/[.$H4]" office:value-type="float" office:value="0.313741051204471" calcext:value-type="float">
            <text:p>0,314</text:p>
          </table:table-cell>
          <table:table-cell table:style-name="ce4" table:formula="of:=[.F4]/[.$H4]" office:value-type="float" office:value="0.226377659838302" calcext:value-type="float">
            <text:p>0,226</text:p>
          </table:table-cell>
          <table:table-cell table:style-name="ce4" table:formula="of:=[.G4]/[.$H4]" office:value-type="float" office:value="0.110989864920722" calcext:value-type="float">
            <text:p>0,11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uth</text:p>
          </table:table-cell>
          <table:table-cell office:value-type="string" calcext:value-type="string">
            <text:p>Independents</text:p>
          </table:table-cell>
          <table:table-cell table:style-name="ce3" office:value-type="float" office:value="6387" calcext:value-type="float">
            <text:p>6.387</text:p>
          </table:table-cell>
          <table:table-cell table:style-name="ce3" office:value-type="float" office:value="6281" calcext:value-type="float">
            <text:p>6.281</text:p>
          </table:table-cell>
          <table:table-cell table:style-name="ce3" office:value-type="float" office:value="4575" calcext:value-type="float">
            <text:p>4.575</text:p>
          </table:table-cell>
          <table:table-cell table:style-name="ce3" office:value-type="float" office:value="3530" calcext:value-type="float">
            <text:p>3.530</text:p>
          </table:table-cell>
          <table:table-cell table:style-name="ce3" table:formula="of:=SUM([.D5:.G5])" office:value-type="float" office:value="20773" calcext:value-type="float">
            <text:p>20.773</text:p>
          </table:table-cell>
          <table:table-cell table:style-name="ce4" table:formula="of:=[.D5]/[.$H5]" office:value-type="float" office:value="0.307466422760314" calcext:value-type="float">
            <text:p>0,307</text:p>
          </table:table-cell>
          <table:table-cell table:style-name="ce4" table:formula="of:=[.E5]/[.$H5]" office:value-type="float" office:value="0.302363645116257" calcext:value-type="float">
            <text:p>0,302</text:p>
          </table:table-cell>
          <table:table-cell table:style-name="ce4" table:formula="of:=[.F5]/[.$H5]" office:value-type="float" office:value="0.220237808693978" calcext:value-type="float">
            <text:p>0,220</text:p>
          </table:table-cell>
          <table:table-cell table:style-name="ce4" table:formula="of:=[.G5]/[.$H5]" office:value-type="float" office:value="0.169932123429452" calcext:value-type="float">
            <text:p>0,17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5" table:formula="of:=AVERAGE([.I3:.I5])" office:value-type="float" office:value="0.356660956185799" calcext:value-type="float">
            <text:p>0,357</text:p>
          </table:table-cell>
          <table:table-cell table:style-name="ce5" table:formula="of:=AVERAGE([.J3:.J5])" office:value-type="float" office:value="0.296414480583669" calcext:value-type="float">
            <text:p>0,296</text:p>
          </table:table-cell>
          <table:table-cell table:style-name="ce5" table:formula="of:=AVERAGE([.K3:.K5])" office:value-type="float" office:value="0.20976274916762" calcext:value-type="float">
            <text:p>0,210</text:p>
          </table:table-cell>
          <table:table-cell table:style-name="ce5" table:formula="of:=AVERAGE([.L3:.L5])" office:value-type="float" office:value="0.137161814062913" calcext:value-type="float">
            <text:p>0,137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3" table:formula="of:=SUM([.D3:.D5])" office:value-type="float" office:value="34617" calcext:value-type="float">
            <text:p>34.617</text:p>
          </table:table-cell>
          <table:table-cell table:style-name="ce3" table:formula="of:=SUM([.E3:.E5])" office:value-type="float" office:value="29964" calcext:value-type="float">
            <text:p>29.964</text:p>
          </table:table-cell>
          <table:table-cell table:style-name="ce3" table:formula="of:=SUM([.F3:.F5])" office:value-type="float" office:value="21415" calcext:value-type="float">
            <text:p>21.415</text:p>
          </table:table-cell>
          <table:table-cell table:style-name="ce3" table:formula="of:=SUM([.G3:.G5])" office:value-type="float" office:value="12493" calcext:value-type="float">
            <text:p>12.493</text:p>
          </table:table-cell>
          <table:table-cell table:style-name="ce3" table:formula="of:=SUM([.D7:.G7])" office:value-type="float" office:value="98489" calcext:value-type="float">
            <text:p>98.489</text:p>
          </table:table-cell>
          <table:table-cell table:style-name="ce7" table:formula="of:=[.D7]/[.$H7]" office:value-type="float" office:value="0.351480876036918" calcext:value-type="float">
            <text:p>0,351</text:p>
          </table:table-cell>
          <table:table-cell table:style-name="ce7" table:formula="of:=[.E7]/[.$H7]" office:value-type="float" office:value="0.304237021393252" calcext:value-type="float">
            <text:p>0,304</text:p>
          </table:table-cell>
          <table:table-cell table:style-name="ce7" table:formula="of:=[.F7]/[.$H7]" office:value-type="float" office:value="0.217435449644123" calcext:value-type="float">
            <text:p>0,217</text:p>
          </table:table-cell>
          <table:table-cell table:style-name="ce7" table:formula="of:=[.G7]/[.$H7]" office:value-type="float" office:value="0.126846652925707" calcext:value-type="float">
            <text:p>0,127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6" table:formula="of:=AVERAGE([.I6:.I7])" office:value-type="float" office:value="0.354070916111358" calcext:value-type="float">
            <text:p>0,354</text:p>
          </table:table-cell>
          <table:table-cell table:style-name="ce6" table:formula="of:=AVERAGE([.J6:.J7])" office:value-type="float" office:value="0.30032575098846" calcext:value-type="float">
            <text:p>0,300</text:p>
          </table:table-cell>
          <table:table-cell table:style-name="ce6" table:formula="of:=AVERAGE([.K6:.K7])" office:value-type="float" office:value="0.213599099405871" calcext:value-type="float">
            <text:p>0,214</text:p>
          </table:table-cell>
          <table:table-cell table:style-name="ce6" table:formula="of:=AVERAGE([.L6:.L7])" office:value-type="float" office:value="0.13200423349431" calcext:value-type="float">
            <text:p>0,132</text:p>
          </table:table-cell>
          <table:table-cell table:number-columns-repeated="1006"/>
        </table:table-row>
        <table:table-row table:style-name="ro1" table:number-rows-repeated="1048567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5 candidates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7" table:number-columns-repeated="4" table:default-cell-style-name="ce1"/>
        <table:table-column table:style-name="co9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nstituency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Share 1</text:p>
          </table:table-cell>
          <table:table-cell table:style-name="ce2" office:value-type="string" calcext:value-type="string">
            <text:p>Share 2</text:p>
          </table:table-cell>
          <table:table-cell table:style-name="ce2" office:value-type="string" calcext:value-type="string">
            <text:p>Share 3</text:p>
          </table:table-cell>
          <table:table-cell table:style-name="ce2" office:value-type="string" calcext:value-type="string">
            <text:p>Share 4</text:p>
          </table:table-cell>
          <table:table-cell table:style-name="ce2" office:value-type="string" calcext:value-type="string">
            <text:p>Share 5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um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Dublin</text:p>
          </table:table-cell>
          <table:table-cell office:value-type="string" calcext:value-type="string">
            <text:p>Independents</text:p>
          </table:table-cell>
          <table:table-cell table:style-name="ce3" office:value-type="float" office:value="7128" calcext:value-type="float">
            <text:p>7.128</text:p>
          </table:table-cell>
          <table:table-cell table:style-name="ce3" office:value-type="float" office:value="4707" calcext:value-type="float">
            <text:p>4.707</text:p>
          </table:table-cell>
          <table:table-cell table:style-name="ce3" office:value-type="float" office:value="3148" calcext:value-type="float">
            <text:p>3.148</text:p>
          </table:table-cell>
          <table:table-cell table:style-name="ce3" office:value-type="float" office:value="2250" calcext:value-type="float">
            <text:p>2.250</text:p>
          </table:table-cell>
          <table:table-cell table:style-name="ce3" office:value-type="float" office:value="1557" calcext:value-type="float">
            <text:p>1.557</text:p>
          </table:table-cell>
          <table:table-cell table:style-name="ce3" table:formula="of:=SUM([.D3:.H3])" office:value-type="float" office:value="18790" calcext:value-type="float">
            <text:p>18.790</text:p>
          </table:table-cell>
          <table:table-cell table:style-name="ce4" table:formula="of:=[.D3]/[.$I3]" office:value-type="float" office:value="0.37935071846727" calcext:value-type="float">
            <text:p>0,379</text:p>
          </table:table-cell>
          <table:table-cell table:style-name="ce4" table:formula="of:=[.E3]/[.$I3]" office:value-type="float" office:value="0.250505588078765" calcext:value-type="float">
            <text:p>0,251</text:p>
          </table:table-cell>
          <table:table-cell table:style-name="ce4" table:formula="of:=[.F3]/[.$I3]" office:value-type="float" office:value="0.167535923363491" calcext:value-type="float">
            <text:p>0,168</text:p>
          </table:table-cell>
          <table:table-cell table:style-name="ce4" table:formula="of:=[.G3]/[.$I3]" office:value-type="float" office:value="0.119744544970729" calcext:value-type="float">
            <text:p>0,120</text:p>
          </table:table-cell>
          <table:table-cell table:style-name="ce4" table:formula="of:=[.H3]/[.$I3]" office:value-type="float" office:value="0.0828632251197445" calcext:value-type="float">
            <text:p>0,083</text:p>
          </table:table-cell>
          <table:table-cell/>
          <table:table-cell table:style-name="ce3" office:value-type="float" office:value="1065" calcext:value-type="float">
            <text:p>1.065</text:p>
          </table:table-cell>
          <table:table-cell table:style-name="ce3" table:number-columns-repeated="2"/>
          <table:table-cell table:style-name="ce3" table:formula="of:=[.I3]+SUM([.P3:.R3])" office:value-type="float" office:value="19855" calcext:value-type="float">
            <text:p>19.85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idlands–North-West</text:p>
          </table:table-cell>
          <table:table-cell office:value-type="string" calcext:value-type="string">
            <text:p>Independents</text:p>
          </table:table-cell>
          <table:table-cell table:style-name="ce3" office:value-type="float" office:value="21102" calcext:value-type="float">
            <text:p>21.102</text:p>
          </table:table-cell>
          <table:table-cell table:style-name="ce3" office:value-type="float" office:value="18976" calcext:value-type="float">
            <text:p>18.976</text:p>
          </table:table-cell>
          <table:table-cell table:style-name="ce3" office:value-type="float" office:value="13692" calcext:value-type="float">
            <text:p>13.692</text:p>
          </table:table-cell>
          <table:table-cell table:style-name="ce3" office:value-type="float" office:value="6713" calcext:value-type="float">
            <text:p>6.713</text:p>
          </table:table-cell>
          <table:table-cell table:style-name="ce3" office:value-type="float" office:value="3015" calcext:value-type="float">
            <text:p>3.015</text:p>
          </table:table-cell>
          <table:table-cell table:style-name="ce3" table:formula="of:=SUM([.D4:.H4])" office:value-type="float" office:value="63498" calcext:value-type="float">
            <text:p>63.498</text:p>
          </table:table-cell>
          <table:table-cell table:style-name="ce4" table:formula="of:=[.D4]/[.$I4]" office:value-type="float" office:value="0.332325427572522" calcext:value-type="float">
            <text:p>0,332</text:p>
          </table:table-cell>
          <table:table-cell table:style-name="ce4" table:formula="of:=[.E4]/[.$I4]" office:value-type="float" office:value="0.298844058080569" calcext:value-type="float">
            <text:p>0,299</text:p>
          </table:table-cell>
          <table:table-cell table:style-name="ce4" table:formula="of:=[.F4]/[.$I4]" office:value-type="float" office:value="0.215628838703581" calcext:value-type="float">
            <text:p>0,216</text:p>
          </table:table-cell>
          <table:table-cell table:style-name="ce4" table:formula="of:=[.G4]/[.$I4]" office:value-type="float" office:value="0.105719865192605" calcext:value-type="float">
            <text:p>0,106</text:p>
          </table:table-cell>
          <table:table-cell table:style-name="ce4" table:formula="of:=[.H4]/[.$I4]" office:value-type="float" office:value="0.0474818104507229" calcext:value-type="float">
            <text:p>0,047</text:p>
          </table:table-cell>
          <table:table-cell/>
          <table:table-cell table:style-name="ce3" office:value-type="float" office:value="1102" calcext:value-type="float">
            <text:p>1.102</text:p>
          </table:table-cell>
          <table:table-cell table:style-name="ce3" office:value-type="float" office:value="1079" calcext:value-type="float">
            <text:p>1.079</text:p>
          </table:table-cell>
          <table:table-cell table:style-name="ce3" office:value-type="float" office:value="524" calcext:value-type="float">
            <text:p>524</text:p>
          </table:table-cell>
          <table:table-cell table:style-name="ce3" table:formula="of:=[.I4]+SUM([.P4:.R4])" office:value-type="float" office:value="66203" calcext:value-type="float">
            <text:p>66.20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outh</text:p>
          </table:table-cell>
          <table:table-cell office:value-type="string" calcext:value-type="string">
            <text:p>Independents</text:p>
          </table:table-cell>
          <table:table-cell table:style-name="ce3" office:value-type="float" office:value="6387" calcext:value-type="float">
            <text:p>6.387</text:p>
          </table:table-cell>
          <table:table-cell table:style-name="ce3" office:value-type="float" office:value="6281" calcext:value-type="float">
            <text:p>6.281</text:p>
          </table:table-cell>
          <table:table-cell table:style-name="ce3" office:value-type="float" office:value="4575" calcext:value-type="float">
            <text:p>4.575</text:p>
          </table:table-cell>
          <table:table-cell table:style-name="ce3" office:value-type="float" office:value="3530" calcext:value-type="float">
            <text:p>3.530</text:p>
          </table:table-cell>
          <table:table-cell table:style-name="ce3" office:value-type="float" office:value="2477" calcext:value-type="float">
            <text:p>2.477</text:p>
          </table:table-cell>
          <table:table-cell table:style-name="ce3" table:formula="of:=SUM([.D5:.H5])" office:value-type="float" office:value="23250" calcext:value-type="float">
            <text:p>23.250</text:p>
          </table:table-cell>
          <table:table-cell table:style-name="ce4" table:formula="of:=[.D5]/[.$I5]" office:value-type="float" office:value="0.274709677419355" calcext:value-type="float">
            <text:p>0,275</text:p>
          </table:table-cell>
          <table:table-cell table:style-name="ce4" table:formula="of:=[.E5]/[.$I5]" office:value-type="float" office:value="0.270150537634409" calcext:value-type="float">
            <text:p>0,270</text:p>
          </table:table-cell>
          <table:table-cell table:style-name="ce4" table:formula="of:=[.F5]/[.$I5]" office:value-type="float" office:value="0.196774193548387" calcext:value-type="float">
            <text:p>0,197</text:p>
          </table:table-cell>
          <table:table-cell table:style-name="ce4" table:formula="of:=[.G5]/[.$I5]" office:value-type="float" office:value="0.151827956989247" calcext:value-type="float">
            <text:p>0,152</text:p>
          </table:table-cell>
          <table:table-cell table:style-name="ce4" table:formula="of:=[.H5]/[.$I5]" office:value-type="float" office:value="0.106537634408602" calcext:value-type="float">
            <text:p>0,10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5" table:formula="of:=AVERAGE([.J3:.J5])" office:value-type="float" office:value="0.328795274486382" calcext:value-type="float">
            <text:p>0,329</text:p>
          </table:table-cell>
          <table:table-cell table:style-name="ce5" table:formula="of:=AVERAGE([.K3:.K5])" office:value-type="float" office:value="0.273166727931248" calcext:value-type="float">
            <text:p>0,273</text:p>
          </table:table-cell>
          <table:table-cell table:style-name="ce5" table:formula="of:=AVERAGE([.L3:.L5])" office:value-type="float" office:value="0.193312985205153" calcext:value-type="float">
            <text:p>0,193</text:p>
          </table:table-cell>
          <table:table-cell table:style-name="ce5" table:formula="of:=AVERAGE([.M3:.M5])" office:value-type="float" office:value="0.125764122384194" calcext:value-type="float">
            <text:p>0,126</text:p>
          </table:table-cell>
          <table:table-cell table:style-name="ce5" table:formula="of:=AVERAGE([.N3:.N5])" office:value-type="float" office:value="0.0789608899930232" calcext:value-type="float">
            <text:p>0,07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table:formula="of:=SUM([.D3:.D5])" office:value-type="float" office:value="34617" calcext:value-type="float">
            <text:p>34.617</text:p>
          </table:table-cell>
          <table:table-cell table:style-name="ce3" table:formula="of:=SUM([.E3:.E5])" office:value-type="float" office:value="29964" calcext:value-type="float">
            <text:p>29.964</text:p>
          </table:table-cell>
          <table:table-cell table:style-name="ce3" table:formula="of:=SUM([.F3:.F5])" office:value-type="float" office:value="21415" calcext:value-type="float">
            <text:p>21.415</text:p>
          </table:table-cell>
          <table:table-cell table:style-name="ce3" table:formula="of:=SUM([.G3:.G5])" office:value-type="float" office:value="12493" calcext:value-type="float">
            <text:p>12.493</text:p>
          </table:table-cell>
          <table:table-cell table:style-name="ce3" table:formula="of:=SUM([.H3:.H5])" office:value-type="float" office:value="7049" calcext:value-type="float">
            <text:p>7.049</text:p>
          </table:table-cell>
          <table:table-cell table:style-name="ce3" table:formula="of:=SUM([.D7:.H7])" office:value-type="float" office:value="105538" calcext:value-type="float">
            <text:p>105.538</text:p>
          </table:table-cell>
          <table:table-cell table:style-name="ce7" table:formula="of:=[.D7]/[.$I7]" office:value-type="float" office:value="0.328005078739411" calcext:value-type="float">
            <text:p>0,328</text:p>
          </table:table-cell>
          <table:table-cell table:style-name="ce7" table:formula="of:=[.E7]/[.$I7]" office:value-type="float" office:value="0.283916693513237" calcext:value-type="float">
            <text:p>0,284</text:p>
          </table:table-cell>
          <table:table-cell table:style-name="ce7" table:formula="of:=[.F7]/[.$I7]" office:value-type="float" office:value="0.202912694953476" calcext:value-type="float">
            <text:p>0,203</text:p>
          </table:table-cell>
          <table:table-cell table:style-name="ce7" table:formula="of:=[.G7]/[.$I7]" office:value-type="float" office:value="0.118374424377949" calcext:value-type="float">
            <text:p>0,118</text:p>
          </table:table-cell>
          <table:table-cell table:style-name="ce7" table:formula="of:=[.H7]/[.$I7]" office:value-type="float" office:value="0.066791108415926" calcext:value-type="float">
            <text:p>0,06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6" table:formula="of:=AVERAGE([.J6:.J7])" office:value-type="float" office:value="0.328400176612897" calcext:value-type="float">
            <text:p>0,328</text:p>
          </table:table-cell>
          <table:table-cell table:style-name="ce6" table:formula="of:=AVERAGE([.K6:.K7])" office:value-type="float" office:value="0.278541710722242" calcext:value-type="float">
            <text:p>0,279</text:p>
          </table:table-cell>
          <table:table-cell table:style-name="ce6" table:formula="of:=AVERAGE([.L6:.L7])" office:value-type="float" office:value="0.198112840079315" calcext:value-type="float">
            <text:p>0,198</text:p>
          </table:table-cell>
          <table:table-cell table:style-name="ce6" table:formula="of:=AVERAGE([.M6:.M7])" office:value-type="float" office:value="0.122069273381071" calcext:value-type="float">
            <text:p>0,122</text:p>
          </table:table-cell>
          <table:table-cell table:style-name="ce6" table:formula="of:=AVERAGE([.N6:.N7])" office:value-type="float" office:value="0.0728759992044746" calcext:value-type="float">
            <text:p>0,073</text:p>
          </table:table-cell>
          <table:table-cell table:number-columns-repeated="101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20:58:21.323850798</meta:creation-date>
    <dc:date>2024-07-27T21:02:39.601497580</dc:date>
    <meta:editing-duration>PT1H46M54S</meta:editing-duration>
    <meta:editing-cycles>27</meta:editing-cycles>
    <meta:generator>LibreOffice/7.3.7.2$Linux_X86_64 LibreOffice_project/30$Build-2</meta:generator>
    <meta:document-statistic meta:table-count="4" meta:cell-count="244" meta:object-count="0"/>
  </office:meta>
</office:document-meta>
</file>